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0c5" officeooo:paragraph-rsid="001dee95"/>
    </style:style>
    <style:style style:name="T1" style:family="text">
      <style:text-properties officeooo:rsid="001de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 text:c="52"/><text:span text:style-name="T1">ASSSIGNMENT NO2</text:span></text:p>
      <text:p text:style-name="P1"/>
      <text:p text:style-name="P1"/>
      <text:p text:style-name="P1"/>
      <text:p text:style-name="P1">Q1 <text:s/>Which feild of the customer table is the primary key?</text:p>
      <text:p text:style-name="P1"><text:s/>CNUM</text:p>
      <text:p text:style-name="P1"/>
      <text:p text:style-name="P1"/>
      <text:p text:style-name="P1"/>
      <text:p text:style-name="P1"><text:s/></text:p>
      <text:p text:style-name="P1"><text:s/>Q2 what is the 4 th column of customer <text:s/>table ?</text:p>
      <text:p text:style-name="P1"><text:s/>Rating</text:p>
      <text:p text:style-name="P1"/>
      <text:p text:style-name="P1"/>
      <text:p text:style-name="P1"/>
      <text:p text:style-name="P1"><text:s/>Q3 what is another word for row ? for column?</text:p>
      <text:p text:style-name="P1"><text:s/>column call feild ,and row call as record or tuple</text:p>
      <text:p text:style-name="P1"/>
      <text:p text:style-name="P1"/>
      <text:p text:style-name="P1"/>
      <text:p text:style-name="P1"><text:s/>Q4 why is not it possible to see the first five row of table?</text:p>
      <text:p text:style-name="P1"><text:s/>SQL tables represent unordered sets. So, there is no such thing as the first five rows or last row -- unless a column explicitly defines the ordering. Often, a table has some sort of auto-incremented id column, which can be used for this purpo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31:12.816867108</meta:creation-date>
    <dc:date>2023-09-13T17:32:32.429633806</dc:date>
    <meta:editing-duration>PT1M20S</meta:editing-duration>
    <meta:editing-cycles>1</meta:editing-cycles>
    <meta:document-statistic meta:table-count="0" meta:image-count="0" meta:object-count="0" meta:page-count="1" meta:paragraph-count="10" meta:word-count="104" meta:character-count="589" meta:non-whitespace-character-count="432"/>
    <meta:generator>LibreOffice/7.3.5.2$Linux_X86_64 LibreOffice_project/30$Build-2</meta:generator>
  </office:meta>
</office:document-meta>
</file>